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04d5" officeooo:paragraph-rsid="000a04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pués de una revisión de un documento con el profe agustín, me entregaron cambios en qué sensores <text:s/>manejan algunos end—devices por lo que agregue los sensores necesarios.</text:p>
      <text:p text:style-name="P1">Para entonces testear arduino y plataforma, pero hubo percances con el arduino, algo que a rolón le concier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3:06:54.621590636</meta:creation-date>
    <dc:date>2018-02-08T13:09:38.484349662</dc:date>
    <meta:editing-duration>PT2M44S</meta:editing-duration>
    <meta:editing-cycles>1</meta:editing-cycles>
    <meta:document-statistic meta:table-count="0" meta:image-count="0" meta:object-count="0" meta:page-count="1" meta:paragraph-count="2" meta:word-count="46" meta:character-count="282" meta:non-whitespace-character-count="238"/>
    <meta:generator>LibreOffice/5.3.7.2.0$Linux_X86_64 LibreOffice_project/30m0$Build-2</meta:generator>
  </office:meta>
</office:document-meta>
</file>